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00%"/>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line-height="100%" fo:text-indent="0.5in" style:auto-text-indent="false"/>
    </style:style>
    <style:style style:name="P5" style:family="paragraph" style:parent-style-name="Standard" style:master-page-name="Standard">
      <style:paragraph-properties style:page-number="auto"/>
    </style:style>
    <style:style style:name="P6" style:family="paragraph" style:parent-style-name="Standard">
      <style:paragraph-properties fo:line-height="100%"/>
      <style:text-properties fo:color="#000000" style:text-position="super 58%" style:font-name="Consolas" fo:font-size="18pt" style:font-name-asian="Consolas2" style:font-size-asian="18pt" style:font-name-complex="Consolas2" style:font-size-complex="18pt"/>
    </style:style>
    <style:style style:name="P7" style:family="paragraph" style:parent-style-name="Standard">
      <style:paragraph-properties fo:line-height="100%"/>
      <style:text-properties fo:color="#000000" style:text-position="super 58%" style:font-name="Consolas" fo:font-size="14pt" style:font-name-asian="Consolas2" style:font-size-asian="14pt" style:font-name-complex="Consolas2" style:font-size-complex="14pt"/>
    </style:style>
    <style:style style:name="P8" style:family="paragraph" style:parent-style-name="Standard">
      <style:paragraph-properties fo:line-height="100%"/>
      <style:text-properties fo:color="#880000" style:text-position="super 58%" style:font-name="Consolas" fo:font-size="14pt" style:font-name-asian="Consolas2" style:font-size-asian="14pt" style:font-name-complex="Consolas2" style:font-size-complex="14pt"/>
    </style:style>
    <style:style style:name="P9" style:family="paragraph" style:parent-style-name="Standard">
      <style:paragraph-properties fo:margin-left="0in" fo:margin-right="0in" fo:line-height="100%" fo:text-indent="0.5in" style:auto-text-indent="false"/>
      <style:text-properties fo:color="#000000" style:text-position="super 58%" style:font-name="Consolas" fo:font-size="18pt" style:font-name-asian="Consolas2" style:font-size-asian="18pt" style:font-name-complex="Consolas2" style:font-size-complex="18pt"/>
    </style:style>
    <style:style style:name="P10" style:family="paragraph" style:parent-style-name="Standard">
      <style:paragraph-properties fo:margin-left="0in" fo:margin-right="0in" fo:line-height="100%" fo:text-indent="0.5in" style:auto-text-indent="false"/>
      <style:text-properties fo:color="#000000" style:text-position="super 58%" style:font-name="Consolas" fo:font-size="14pt" style:font-name-asian="Consolas2" style:font-size-asian="14pt" style:font-name-complex="Consolas2" style:font-size-complex="14pt"/>
    </style:style>
    <style:style style:name="P11" style:family="paragraph" style:parent-style-name="Standard" style:list-style-name="">
      <style:paragraph-properties fo:margin-top="0in" fo:margin-bottom="0.139in" fo:line-height="115%" style:text-autospace="none"/>
    </style:style>
    <style:style style:name="P12" style:family="paragraph" style:parent-style-name="Standard" style:list-style-name="">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13" style:family="paragraph" style:parent-style-name="Standard" style:list-style-name="">
      <style:paragraph-properties fo:margin-top="0in" fo:margin-bottom="0.139in" fo:line-height="115%"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14" style:family="paragraph" style:parent-style-name="Standard" style:list-style-name="">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15" style:family="paragraph" style:parent-style-name="Standard" style:list-style-name="">
      <style:paragraph-properties fo:margin-top="0in" fo:margin-bottom="0.139in" fo:line-height="115%" fo:text-align="end" style:justify-single-word="false" style:text-autospace="none"/>
      <style:text-properties style:font-name="Calibri" fo:font-size="11pt" fo:language="en" fo:country="US" style:font-name-asian="Calibri" style:font-size-asian="11pt" style:font-name-complex="Calibri" style:font-size-complex="11pt"/>
    </style:style>
    <style:style style:name="P16" style:family="paragraph" style:parent-style-name="Standard" style:list-style-name="">
      <style:paragraph-properties fo:margin-top="0in" fo:margin-bottom="0.139in" fo:line-height="115%"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17" style:family="paragraph" style:parent-style-name="Standard" style:list-style-name="">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18" style:family="paragraph" style:parent-style-name="Standard" style:list-style-name="">
      <style:paragraph-properties fo:margin-top="0in" fo:margin-bottom="0.139in" fo:line-height="115%"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9" style:family="paragraph" style:parent-style-name="Standard" style:list-style-name="">
      <style:paragraph-properties fo:margin-top="0in" fo:margin-bottom="0.139in" fo:line-height="100%" style:text-autospace="none"/>
    </style:style>
    <style:style style:name="P20" style:family="paragraph" style:parent-style-name="Standard" style:list-style-name="">
      <style:paragraph-properties fo:margin-top="0in" fo:margin-bottom="0.139in" fo:line-height="100%" style:text-autospace="none"/>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1" style:family="text">
      <style:text-properties fo:color="#000088" style:text-position="super 58%" style:font-name="Consolas" fo:font-size="18pt" style:font-name-asian="Consolas2" style:font-size-asian="18pt" style:font-name-complex="Consolas2" style:font-size-complex="18pt"/>
    </style:style>
    <style:style style:name="T2" style:family="text">
      <style:text-properties fo:color="#000088" style:text-position="super 58%" style:font-name="Consolas" fo:font-size="14pt" style:font-name-asian="Consolas2" style:font-size-asian="14pt" style:font-name-complex="Consolas2" style:font-size-complex="14pt"/>
    </style:style>
    <style:style style:name="T3" style:family="text">
      <style:text-properties style:text-position="super 58%" style:font-name="Consolas" fo:font-size="14pt" style:font-name-asian="Consolas2" style:font-size-asian="14pt" style:font-name-complex="Consolas2" style:font-size-complex="14pt"/>
    </style:style>
    <style:style style:name="T4" style:family="text">
      <style:text-properties fo:color="#000000" style:text-position="super 58%" style:font-name="Consolas" fo:font-size="18pt" style:font-name-asian="Consolas2" style:font-size-asian="18pt" style:font-name-complex="Consolas2" style:font-size-complex="18pt"/>
    </style:style>
    <style:style style:name="T5" style:family="text">
      <style:text-properties fo:color="#000000" style:text-position="super 58%" style:font-name="Consolas" fo:font-size="14pt" style:font-name-asian="Consolas2" style:font-size-asian="14pt" style:font-name-complex="Consolas2" style:font-size-complex="14pt"/>
    </style:style>
    <style:style style:name="T6" style:family="text">
      <style:text-properties fo:color="#000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7" style:family="text">
      <style:text-properties fo:color="#00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8" style:family="text">
      <style:text-properties fo:color="#000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9" style:family="text">
      <style:text-properties fo:color="#00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0" style:family="text">
      <style:text-properties fo:color="#000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11" style:family="text">
      <style:text-properties fo:color="#660066" style:text-position="super 58%" style:font-name="Consolas" fo:font-size="18pt" style:font-name-asian="Consolas2" style:font-size-asian="18pt" style:font-name-complex="Consolas2" style:font-size-complex="18pt"/>
    </style:style>
    <style:style style:name="T12" style:family="text">
      <style:text-properties fo:color="#660066" style:text-position="super 58%" style:font-name="Consolas" fo:font-size="14pt" style:font-name-asian="Consolas2" style:font-size-asian="14pt" style:font-name-complex="Consolas2" style:font-size-complex="14pt"/>
    </style:style>
    <style:style style:name="T13" style:family="text">
      <style:text-properties fo:color="#666600" style:text-position="super 58%" style:font-name="Consolas" fo:font-size="18pt" style:font-name-asian="Consolas2" style:font-size-asian="18pt" style:font-name-complex="Consolas2" style:font-size-complex="18pt"/>
    </style:style>
    <style:style style:name="T14" style:family="text">
      <style:text-properties fo:color="#666600" style:text-position="super 58%" style:font-name="Consolas" fo:font-size="14pt" style:font-name-asian="Consolas2" style:font-size-asian="14pt" style:font-name-complex="Consolas2" style:font-size-complex="14pt"/>
    </style:style>
    <style:style style:name="T15" style:family="text">
      <style:text-properties fo:color="#006666" style:text-position="super 58%" style:font-name="Consolas" fo:font-size="18pt" style:font-name-asian="Consolas2" style:font-size-asian="18pt" style:font-name-complex="Consolas2" style:font-size-complex="18pt"/>
    </style:style>
    <style:style style:name="T16" style:family="text">
      <style:text-properties fo:color="#006666" style:text-position="super 58%" style:font-name="Consolas" fo:font-size="14pt" style:font-name-asian="Consolas2" style:font-size-asian="14pt" style:font-name-complex="Consolas2" style:font-size-complex="14pt"/>
    </style:style>
    <style:style style:name="T17" style:family="text">
      <style:text-properties fo:color="#008800" style:text-position="super 58%" style:font-name="Consolas" fo:font-size="18pt" style:font-name-asian="Consolas2" style:font-size-asian="18pt" style:font-name-complex="Consolas2" style:font-size-complex="18pt"/>
    </style:style>
    <style:style style:name="T18" style:family="text">
      <style:text-properties fo:color="#008800" style:text-position="super 58%" style:font-name="Consolas" fo:font-size="14pt" style:font-name-asian="Consolas2" style:font-size-asian="14pt" style:font-name-complex="Consolas2" style:font-size-complex="14pt"/>
    </style:style>
    <style:style style:name="T19" style:family="text">
      <style:text-properties fo:font-weight="bold" style:font-weight-asian="bold"/>
    </style:style>
    <style:style style:name="T20" style:family="text">
      <style:text-properties fo:color="#88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1" style:family="text">
      <style:text-properties style:font-name="Calibri" fo:font-size="11pt" fo:language="ru" fo:country="RU" style:font-name-asian="Calibri" style:font-size-asian="11pt" style:font-name-complex="Calibri" style:font-size-complex="11pt"/>
    </style:style>
    <style:style style:name="T22"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23" style:family="text">
      <style:text-properties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4"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25"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26" style:family="text">
      <style:text-properties style:font-name="Calibri" fo:font-size="11pt" fo:language="en" fo:country="US" style:font-name-asian="Calibri" style:font-size-asian="11pt" style:font-name-complex="Calibri" style:font-size-complex="11pt"/>
    </style:style>
    <style:style style:name="T27"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8" style:family="text">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9" style:family="text">
      <style:text-properties fo:color="#0000ff"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0" style:family="text">
      <style:text-properties fo:color="#000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1" style:family="text">
      <style:text-properties fo:color="#00008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2" style:family="text">
      <style:text-properties fo:color="#a31515"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3" style:family="text">
      <style:text-properties fo:color="#008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4"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35"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36" style:family="text">
      <style:text-properties fo:color="#008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1">Константы в языке </text:span><text:span text:style-name="T26">C / </text:span><text:span text:style-name="T21">С++</text:span></text:p>
      <text:p text:style-name="P12">константные значения и литералы</text:p>
      <text:p text:style-name="P12">константы как члены класса</text:p>
      <text:p text:style-name="P12">global const vs macro</text:p>
      <text:p text:style-name="P12">константы в памяти</text:p>
      <text:p text:style-name="P12">static const</text:p>
      <text:p text:style-name="P12">const methods</text:p>
      <text:p text:style-name="P12">const parameters</text:p>
      <text:p text:style-name="P12">const this</text:p>
      <text:p text:style-name="P12">delete this</text:p>
      <text:p text:style-name="P12">pimpl</text:p>
      <text:p text:style-name="P12">mutual &amp; const</text:p>
      <text:p text:style-name="P12">const in UML</text:p>
      <text:p text:style-name="P12">STL &amp; operator overloading</text:p>
      <text:p text:style-name="P14">templates</text:p>
      <text:p text:style-name="P15"><text:tab/><text:tab/>/* I swear not to change this variable*/</text:p>
      <text:p text:style-name="P11"><text:span text:style-name="T26"><text:tab/></text:span><text:span text:style-name="T21">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ыми для написания хорошо структурированого кода, так и обширными возможностями обходить эти же правила. Хорошо это или плохо, давайте оставим за рамками этой статти. Но следует признать, что многие аспекты С++ часто остаются недопонятыми или малопонятными, особенно для новичков в мире програмирования. Const-тематика, несмотря на свою кажущуюся простоту, несет много подводных течений и смежных понятий, в которых легко запутатся.</text:span></text:p>
      <text:p text:style-name="P11"><text:span text:style-name="T26"><text:tab/></text:span><text:span text:style-name="T21">Что бы понять мотивацию многих решений следует окунутся в епоху 80-х когда С++ только зарождался. Основным конкурентным преймуществом в то время являлось совместимость с языком С, что позволило безпрепрятственно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11"><text:span text:style-name="T26"><text:tab/></text:span><text:span text:style-name="T21">Но вернемся к нашим константам. Константа в языке С++ представлена ключевым словом const. Качественно спроектированый код предполагает использование const модификатора в нескольких аспектах. Первое - надежность. Обьявив константу</text:span><text:span text:style-name="T26">,</text:span><text:span text:style-name="T21"> мы даем обещание компилятору не изменять состояние чего либо. <text:s/>Второе, структурированность </text:span><text:soft-page-break/><text:span text:style-name="T21">кода. Качественый код использует константность как часть структурного дизайна, побуждая разработиков следовать уже заложеномым идеям. Третье</text:span><text:span text:style-name="T26">, </text:span><text:span text:style-name="T21">воспринемайте </text:span><text:span text:style-name="T26">const </text:span><text:span text:style-name="T21">как часть документации. Код избилующий </text:span><text:span text:style-name="T26">const </text:span><text:span text:style-name="T21">легче читается</text:span><text:span text:style-name="T26">, </text:span><text:span text:style-name="T21">воспрринимается и модифицируется. Облегчает понимание проектных решений. Как следствие, им будет сложнее совершить непреднамеренную ошибку в вашем коде.</text:span></text:p>
      <text:p text:style-name="P11"><text:span text:style-name="T26"><text:tab/></text:span><text:span text:style-name="T21">В общих чертах, использование const является хорошей практикой. В дальнейшем я буду ссылатся на литературу и кодстайлы принятые во многих ведущих компаниях. В часности, кодстайл от google, так и на другие авторитетные источники. Если вы еще не знакомы с кодстайлом google рекомендую вам с ним ознакомится.</text:span></text:p>
      <text:p text:style-name="P11"><text:span text:style-name="T26"><text:tab/></text:span><text:span text:style-name="T21">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е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11"><text:span text:style-name="T26"><text:tab/></text:span><text:span text:style-name="T21">Все это я к тому, что в програ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11"><text:span text:style-name="T26"><text:tab/></text:span><text:span text:style-name="T21">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ь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26"> </text:span><text:span text:style-name="T21">В примерах я постараюсь затронуть аспекты использования в таких языках как С++ и Java.</text:span></text:p>
      <text:p text:style-name="P11"><text:span text:style-name="T26"><text:tab/></text:span><text:span text:style-name="T21">Начнем, пожалуй, из самого простого применения констант, а именно константных данных.</text:span><text:span text:style-name="T26"> </text:span></text:p>
      <text:p text:style-name="P13">Константные литералы.</text:p>
      <text:p text:style-name="P11"><text:span text:style-name="T22">Литерал это последовательность одного или больше символов заключенных в двойные скобки </text:span><text:span text:style-name="T25">и последующим символом </text:span><text:span text:style-name="T27">'\0' </text:span><text:span text:style-name="T22">в конце. Существует различие между <text:s/>литералами в </text:span><text:span text:style-name="T25">С и С++</text:span><text:span text:style-name="T22">. <text:s/>В С </text:span><text:span text:style-name="T25">литерал </text:span><text:span text:style-name="T22">это массив </text:span><text:span text:style-name="T27">char, </text:span><text:span text:style-name="T22">в С++ </text:span><text:span text:style-name="T27">const char. </text:span><text:span text:style-name="T22">Соответственно модификация литерала</text:span><text:span text:style-name="T27"> </text:span><text:span text:style-name="T22">в С++</text:span><text:span text:style-name="T27">, </text:span><text:span text:style-name="T22">в отличии от </text:span><text:span text:style-name="T25">С</text:span><text:span text:style-name="T27">, </text:span><text:span text:style-name="T22">запрещена и может вызвать </text:span><text:span text:style-name="T27">UB. </text:span><text:span text:style-name="T22">Компилятор может разместить литерал в </text:span><text:span text:style-name="T27">read only memory (ROM), </text:span><text:span text:style-name="T22">так же может выполнить оптимизацию и разместить поторяющиеся значения по одному адрессу.</text:span><text:span text:style-name="T27"> </text:span><text:span text:style-name="T22">Модификация одного может повлечь изменения в других. </text:span></text:p>
      <text:p text:style-name="P11"><text:span text:style-name="T27"><text:s/></text:span><text:span text:style-name="T24">Расмотрим пример.</text:span></text:p>
      <text:p text:style-name="P11"><text:span text:style-name="T28">char</text:span><text:span text:style-name="T6"> *</text:span><text:span text:style-name="T30">c_str</text:span><text:span text:style-name="T6"> = </text:span><text:span text:style-name="T32">"box"</text:span><text:span text:style-name="T6">;</text:span></text:p>
      <text:p text:style-name="P11"><text:span text:style-name="T28">const</text:span><text:span text:style-name="T6"> </text:span><text:span text:style-name="T28">char</text:span><text:span text:style-name="T6"> *</text:span><text:span text:style-name="T30">cpp_str</text:span><text:span text:style-name="T6"> = </text:span><text:span text:style-name="T32">"fox"</text:span><text:span text:style-name="T6">;</text:span></text:p>
      <text:p text:style-name="P11"><text:span text:style-name="T6">*</text:span><text:span text:style-name="T28">const_cast</text:span><text:span text:style-name="T6">&lt;</text:span><text:span text:style-name="T28">char</text:span><text:span text:style-name="T6">*&gt;(</text:span><text:span text:style-name="T30">cpp_str</text:span><text:span text:style-name="T6">) = </text:span><text:span text:style-name="T32">'b'</text:span><text:span text:style-name="T6">; </text:span><text:span text:style-name="T33">// UB</text:span></text:p>
      <text:p text:style-name="P11"><text:span text:style-name="T6">*</text:span><text:span text:style-name="T30">c_str</text:span><text:span text:style-name="T6"> = </text:span><text:span text:style-name="T32">'f'</text:span><text:span text:style-name="T6">; </text:span><text:span text:style-name="T33">//UB</text:span></text:p>
      <text:p text:style-name="P11"><text:span text:style-name="T34">Даный код вызывает </text:span><text:span text:style-name="T35">UB.</text:span></text:p>
      <text:p text:style-name="P11"><text:soft-page-break/><text:span text:style-name="T9">Замечание</text:span><text:span text:style-name="T7">: </text:span><text:span text:style-name="T9">если заменить обьявление на </text:span><text:span text:style-name="T7">char c_str[] = "box", </text:span><text:span text:style-name="T9">то модификация проходит успешно. Это значит что в этом случае мы сздаем массив значений на стеке</text:span><text:span text:style-name="T7">, </text:span><text:span text:style-name="T9">а в случае </text:span><text:span text:style-name="T7">char *c_str = "box" </text:span><text:span text:style-name="T9">на стек передается только указатель</text:span><text:span text:style-name="T7">, </text:span><text:span text:style-name="T9">сама же память находится в </text:span><text:span text:style-name="T7">ROM </text:span><text:span text:style-name="T9">памяти.</text:span></text:p>
      <text:p text:style-name="P16">Константные значения.</text:p>
      <text:p text:style-name="P17">Взглянем на следующий код вычисления длины круга, по формуле известной со школьной скамьи. Наивная реализация может быть такой.</text:p>
      <text:p text:style-name="P17">float GetCircleLen(float rad)</text:p>
      <text:p text:style-name="P17">{</text:p>
      <text:p text:style-name="P17"><text:tab/>If (rad &lt; 0.f){</text:p>
      <text:p text:style-name="P17"><text:tab/><text:tab/>error("invalid parameter");</text:p>
      <text:p text:style-name="P17"><text:tab/><text:tab/>return 0.f;</text:p>
      <text:p text:style-name="P17">}</text:p>
      <text:p text:style-name="P17"><text:tab/>return 2.f * 3.1415f * rad; </text:p>
      <text:p text:style-name="P17">}</text:p>
      <text:p text:style-name="P17">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17">float GetCircleLen(float rad)</text:p>
      <text:p text:style-name="P17">{</text:p>
      <text:p text:style-name="P17"><text:tab/>If (rad &lt; 0.f){</text:p>
      <text:p text:style-name="P17"><text:tab/><text:tab/>error("invalid parameter");</text:p>
      <text:p text:style-name="P17"><text:tab/><text:tab/>return 0.f;</text:p>
      <text:p text:style-name="P17"><text:s text:c="17"/>}</text:p>
      <text:p text:style-name="P17"><text:s text:c="14"/>const float PI = 3.1415f;</text:p>
      <text:p text:style-name="P17"><text:tab/>return 2.f * PI * rad; </text:p>
      <text:p text:style-name="P17">}</text:p>
      <text:p text:style-name="P17"><text:soft-page-break/>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17">//...</text:p>
      <text:p text:style-name="P17">const float PI_x_2 = 6.28f;</text:p>
      <text:p text:style-name="P17">return PI_x_2 * rad;</text:p>
      <text:p text:style-name="P17">//…</text:p>
      <text:p text:style-name="P11"><text:span text:style-name="T34">В С++ модификатор const это указание компилятору что значение нельзя переприсваивать после инициализации.</text:span><text:span text:style-name="T35"> </text:span><text:span text:style-name="T34">Все проверки происходят в </text:span><text:span text:style-name="T35">compile-time,</text:span><text:span text:style-name="T34"> так что скомпилированый код не несет никаких дополнительных расходов в </text:span><text:span text:style-name="T35">runtime. </text:span><text:span text:style-name="T34"><text:s/>Там не мение, стандарт оставляет право за компилятором решать в какой памяти размещать</text:span><text:span text:style-name="T35"> </text:span><text:span text:style-name="T34">константные данные и оптимизировать код по своему усмотрению.</text:span></text:p>
      <text:p text:style-name="P18">Расмотрим следующий код. </text:p>
      <text:p text:style-name="P11"><text:span text:style-name="T28">const</text:span><text:span text:style-name="T6"> </text:span><text:span text:style-name="T28">int</text:span><text:span text:style-name="T6"> </text:span><text:span text:style-name="T30">someVar</text:span><text:span text:style-name="T6"> = 1;</text:span></text:p>
      <text:p text:style-name="P11"><text:span text:style-name="T28">const</text:span><text:span text:style-name="T6"> </text:span><text:span text:style-name="T28">int</text:span><text:span text:style-name="T6"> *</text:span><text:span text:style-name="T30">ptr</text:span><text:span text:style-name="T6"> = &amp;</text:span><text:span text:style-name="T30">someVar</text:span><text:span text:style-name="T6">;</text:span></text:p>
      <text:p text:style-name="P11"><text:span text:style-name="T29">std</text:span><text:span text:style-name="T6">::</text:span><text:span text:style-name="T31">cout</text:span><text:span text:style-name="T6"> </text:span><text:span text:style-name="T36">&lt;&lt;</text:span><text:span text:style-name="T6"> *</text:span><text:span text:style-name="T30">ptr</text:span><text:span text:style-name="T6"> </text:span><text:span text:style-name="T36">&lt;&lt;</text:span><text:span text:style-name="T6"> </text:span><text:span text:style-name="T29">std</text:span><text:span text:style-name="T6">::</text:span><text:span text:style-name="T20">endl</text:span><text:span text:style-name="T6">;</text:span></text:p>
      <text:p text:style-name="P11"><text:span text:style-name="T6">*(</text:span><text:span text:style-name="T28">const_cast</text:span><text:span text:style-name="T6">&lt;</text:span><text:span text:style-name="T28">int</text:span><text:span text:style-name="T6">*&gt;(</text:span><text:span text:style-name="T30">ptr</text:span><text:span text:style-name="T6">)) = 2;</text:span></text:p>
      <text:p text:style-name="P11"><text:span text:style-name="T29">std</text:span><text:span text:style-name="T6">::</text:span><text:span text:style-name="T31">cout</text:span><text:span text:style-name="T6"> </text:span><text:span text:style-name="T36">&lt;&lt;</text:span><text:span text:style-name="T6"> *</text:span><text:span text:style-name="T30">ptr</text:span><text:span text:style-name="T6"> </text:span><text:span text:style-name="T36">&lt;&lt;</text:span><text:span text:style-name="T6"> </text:span><text:span text:style-name="T29">std</text:span><text:span text:style-name="T6">::</text:span><text:span text:style-name="T20">endl</text:span><text:span text:style-name="T8">;</text:span></text:p>
      <text:p text:style-name="P20">и</text:p>
      <text:p text:style-name="P19"><text:span text:style-name="T6"><text:s/></text:span><text:span text:style-name="T28">const</text:span><text:span text:style-name="T6"> </text:span><text:span text:style-name="T28">int</text:span><text:span text:style-name="T6"> </text:span><text:span text:style-name="T30">someVar</text:span><text:span text:style-name="T6"> = 1;</text:span></text:p>
      <text:p text:style-name="P19"><text:span text:style-name="T6"><text:s/></text:span><text:span text:style-name="T28">const</text:span><text:span text:style-name="T6"> </text:span><text:span text:style-name="T28">int</text:span><text:span text:style-name="T6"> *</text:span><text:span text:style-name="T30">ptr</text:span><text:span text:style-name="T6"> = &amp;</text:span><text:span text:style-name="T30">someVar</text:span><text:span text:style-name="T6">;</text:span></text:p>
      <text:p text:style-name="P19"><text:span text:style-name="T6"><text:s/></text:span><text:span text:style-name="T29">std</text:span><text:span text:style-name="T6">::</text:span><text:span text:style-name="T31">cout</text:span><text:span text:style-name="T6"> </text:span><text:span text:style-name="T36">&lt;&lt;</text:span><text:span text:style-name="T6"> </text:span><text:span text:style-name="T30">someVar</text:span><text:span text:style-name="T6"> </text:span><text:span text:style-name="T36">&lt;&lt;</text:span><text:span text:style-name="T6"> </text:span><text:span text:style-name="T29">std</text:span><text:span text:style-name="T6">::</text:span><text:span text:style-name="T20">endl</text:span><text:span text:style-name="T6">;</text:span></text:p>
      <text:p text:style-name="P19"><text:span text:style-name="T6"><text:s/>*(</text:span><text:span text:style-name="T28">const_cast</text:span><text:span text:style-name="T6">&lt;</text:span><text:span text:style-name="T28">int</text:span><text:span text:style-name="T6">*&gt;(</text:span><text:span text:style-name="T30">ptr</text:span><text:span text:style-name="T6">)) = 2;</text:span></text:p>
      <text:p text:style-name="P19"><text:span text:style-name="T6"><text:s/></text:span><text:span text:style-name="T29">std</text:span><text:span text:style-name="T6">::</text:span><text:span text:style-name="T31">cout</text:span><text:span text:style-name="T6"> </text:span><text:span text:style-name="T36">&lt;&lt;</text:span><text:span text:style-name="T6"> </text:span><text:span text:style-name="T30">someVar</text:span><text:span text:style-name="T6"> </text:span><text:span text:style-name="T36">&lt;&lt;</text:span><text:span text:style-name="T6"> </text:span><text:span text:style-name="T29">std</text:span><text:span text:style-name="T6">::</text:span><text:span text:style-name="T20">endl</text:span><text:span text:style-name="T6">;</text:span></text:p>
      <text:p text:style-name="P19"><text:span text:style-name="T6"><text:s/></text:span><text:span text:style-name="T6"><text:s/>// 1 </text:span><text:span text:style-name="T8">: 1</text:span></text:p>
      <text:p text:style-name="P11"><text:span text:style-name="T34">В первом случае</text:span><text:span text:style-name="T35">, </text:span><text:span text:style-name="T34">мы как и ожидаем</text:span><text:span text:style-name="T35">, </text:span><text:span text:style-name="T34">получим вывод </text:span><text:span text:style-name="T35">(</text:span><text:span text:style-name="T34">1</text:span><text:span text:style-name="T35">,2) </text:span><text:span text:style-name="T34">во втором случае нас ждет сюрприз</text:span><text:span text:style-name="T35"> - (</text:span><text:span text:style-name="T34">1</text:span><text:span text:style-name="T35">,1). </text:span><text:span text:style-name="T34">Дело в том что компилятор оптимизировал код</text:span><text:span text:style-name="T35">, </text:span><text:span text:style-name="T34">не ожидая от нас <text:s/>такой подлости з заменой значения константы. Имейте ввиду</text:span><text:span text:style-name="T35">,</text:span><text:span text:style-name="T34"> этот код может приводить к краху приложения</text:span><text:span text:style-name="T35"> </text:span><text:span text:style-name="T34">на вполне законных основаниях. Стандарт говорит что изменение константы это всегда </text:span><text:span text:style-name="T35">Undefined Behaviour</text:span><text:span text:style-name="T34"> </text:span><text:span text:style-name="T35">(UB), </text:span><text:span text:style-name="T34">а значит поведение может отличатся на разных компиляторах</text:span><text:span text:style-name="T35">, </text:span><text:span text:style-name="T34">или что еще хуже - на разных версиях одного и того же компилятора.</text:span></text:p>
      <text:p text:style-name="P17"/>
      <text:p text:style-name="P11"><text:soft-page-break/><text:span text:style-name="T34">Расмотрим константы как члены класса</text:span><text:span text:style-name="T35">.</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 text:c="3"/></text:p>
      <text:p text:style-name="P1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3126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1T02:00:03.38</dc:date>
    <meta:generator>OpenOffice/4.1.2$Win32 OpenOffice.org_project/412m3$Build-9782</meta:generator>
    <meta:document-statistic meta:table-count="0" meta:image-count="0" meta:object-count="0" meta:page-count="5" meta:paragraph-count="75" meta:word-count="1124" meta:character-count="7688"/>
  </office:meta>
</office:document-meta>
</file>